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érminos y Condiciones</text:span></text:p>
      <text:p text:style-name="Text_20_body"><text:span text:style-name="Strong_20_Emphasis">Fecha de vigencia: 10 de julio de 2024</text:span></text:p>
      <text:p text:style-name="Text_20_body">Bienvenido a Caracabra Cafetería. Al acceder o utilizar nuestro sitio web y servicios, aceptas cumplir con los siguientes términos y condiciones. Por favor, léelos detenidamente antes de usar nuestro sitio web o realizar cualquier compra.</text:p>
      <text:p text:style-name="Text_20_body"><text:span text:style-name="Strong_20_Emphasis">1. General</text:span></text:p>
      <text:p text:style-name="Text_20_body">Estos términos y condiciones (en adelante, "Términos") se aplican a todas las visitas y usos de nuestro sitio web, así como a todas las transacciones realizadas a través del mismo. Al acceder a nuestro sitio web o utilizar nuestros servicios, aceptas estos Términos en su totalidad.</text:p>
      <text:p text:style-name="Text_20_body"><text:span text:style-name="Strong_20_Emphasis">2. Uso del sitio web</text:span></text:p>
      <text:list xml:id="list2944282244" text:style-name="L1">
        <text:list-item>
          <text:p text:style-name="P2"><text:span text:style-name="Strong_20_Emphasis">Acceso y disponibilidad:</text:span> Hacemos todo lo posible para garantizar que nuestro sitio web esté disponible las 24 horas del día, los 7 días de la semana. Sin embargo, no seremos responsables si, por alguna razón, el sitio web no está disponible en algún momento o durante algún período.</text:p>
        </text:list-item>
        <text:list-item>
          <text:p text:style-name="P1"><text:span text:style-name="Strong_20_Emphasis">Exactitud de la información:</text:span> Nos esforzamos por asegurar que toda la información en nuestro sitio web sea precisa y esté actualizada. No obstante, no garantizamos que la información sea completa, precisa o libre de errores.</text:p>
        </text:list-item>
      </text:list>
      <text:p text:style-name="Text_20_body"><text:span text:style-name="Strong_20_Emphasis">3. Registro y cuentas</text:span></text:p>
      <text:list xml:id="list2748209111" text:style-name="L2">
        <text:list-item>
          <text:p text:style-name="P4"><text:span text:style-name="Strong_20_Emphasis">Responsabilidad del usuario:</text:span> Si decides registrarte en nuestro sitio web, eres responsable de mantener la confidencialidad de tu cuenta y contraseña, así como de restringir el acceso a tu computadora. Aceptas la responsabilidad por todas las actividades que ocurran bajo tu cuenta o contraseña.</text:p>
        </text:list-item>
        <text:list-item>
          <text:p text:style-name="P3"><text:span text:style-name="Strong_20_Emphasis">Veracidad de la información:</text:span> Al registrarte, te comprometes a proporcionar información verdadera, precisa, actual y completa sobre ti mismo según lo solicitado por nuestro formulario de registro.</text:p>
        </text:list-item>
      </text:list>
      <text:p text:style-name="Text_20_body"><text:span text:style-name="Strong_20_Emphasis">4. Pedidos y pagos</text:span></text:p>
      <text:list xml:id="list297387330" text:style-name="L3">
        <text:list-item>
          <text:p text:style-name="P6"><text:span text:style-name="Strong_20_Emphasis">Realización de pedidos:</text:span> Al realizar un pedido en nuestro sitio web, aceptas pagar el precio indicado en el momento de la compra, incluidos los impuestos aplicables y los gastos de envío.</text:p>
        </text:list-item>
        <text:list-item>
          <text:p text:style-name="P6"><text:span text:style-name="Strong_20_Emphasis">Confirmación de pedidos:</text:span> Todos los pedidos están sujetos a nuestra aceptación. Nos reservamos el derecho de rechazar cualquier pedido por cualquier motivo.</text:p>
        </text:list-item>
        <text:list-item>
          <text:p text:style-name="P5"><text:span text:style-name="Strong_20_Emphasis">Métodos de pago:</text:span> Aceptamos varias formas de pago, incluidas tarjetas de crédito y débito. Nos reservamos el derecho de cambiar o actualizar nuestros métodos de pago en cualquier momento.</text:p>
        </text:list-item>
      </text:list>
      <text:p text:style-name="Text_20_body"><text:span text:style-name="Strong_20_Emphasis">5. Entrega</text:span></text:p>
      <text:list xml:id="list3163580136" text:style-name="L4">
        <text:list-item>
          <text:p text:style-name="P8"><text:span text:style-name="Strong_20_Emphasis">Tiempos de entrega:</text:span> Nos esforzamos por cumplir con los tiempos de entrega estimados, pero no somos responsables de retrasos causados por circunstancias fuera de nuestro control.</text:p>
        </text:list-item>
        <text:list-item>
          <text:p text:style-name="P7"><text:span text:style-name="Strong_20_Emphasis">Dirección de entrega:</text:span> Es tu responsabilidad proporcionar una dirección de entrega correcta y completa. No nos hacemos responsables de la falta de entrega debido a información incorrecta.</text:p>
        </text:list-item>
      </text:list>
      <text:p text:style-name="Text_20_body"><text:soft-page-break/><text:span text:style-name="Strong_20_Emphasis">6. Devoluciones y reembolsos</text:span></text:p>
      <text:list xml:id="list3484266230" text:style-name="L5">
        <text:list-item>
          <text:p text:style-name="P10"><text:span text:style-name="Strong_20_Emphasis">Política de devoluciones:</text:span> Aceptamos devoluciones y ofrecemos reembolsos conforme a nuestra política de devoluciones, disponible en nuestro sitio web.</text:p>
        </text:list-item>
        <text:list-item>
          <text:p text:style-name="P9"><text:span text:style-name="Strong_20_Emphasis">Condiciones de reembolso:</text:span> Los reembolsos se procesarán utilizando el mismo método de pago utilizado en la compra original, a menos que se acuerde lo contrario.</text:p>
        </text:list-item>
      </text:list>
      <text:p text:style-name="Text_20_body"><text:span text:style-name="Strong_20_Emphasis">7. Propiedad intelectual</text:span></text:p>
      <text:list xml:id="list189450255" text:style-name="L6">
        <text:list-item>
          <text:p text:style-name="P12"><text:span text:style-name="Strong_20_Emphasis">Derechos de autor:</text:span> Todo el contenido de nuestro sitio web, incluidos textos, gráficos, logotipos, imágenes y software, es propiedad de Caracabra Cafetería o de nuestros proveedores de contenido y está protegido por leyes de propiedad intelectual.</text:p>
        </text:list-item>
        <text:list-item>
          <text:p text:style-name="P11"><text:span text:style-name="Strong_20_Emphasis">Uso restringido:</text:span> No puedes reproducir, distribuir, modificar, exhibir, realizar públicamente, preparar trabajos derivados, transmitir o de cualquier otra manera usar el contenido de nuestro sitio web sin nuestro consentimiento previo por escrito.</text:p>
        </text:list-item>
      </text:list>
      <text:p text:style-name="Text_20_body"><text:span text:style-name="Strong_20_Emphasis">8. Limitación de responsabilidad</text:span></text:p>
      <text:p text:style-name="Text_20_body">En la medida en que lo permita la ley, Caracabra Cafetería no será responsable de ningún daño indirecto, incidental, especial, consecuente o punitivo, ni de cualquier pérdida de beneficios o ingresos, ya sea incurrido directamente o indirectamente, ni de cualquier pérdida de datos, uso, fondo de comercio u otras pérdidas intangibles, resultantes de (i) tu acceso o uso de nuestro sitio web; (ii) cualquier conducta o contenido de terceros en el sitio web; (iii) cualquier contenido obtenido del sitio web; y (iv) acceso no autorizado, uso o alteración de tus transmisiones o contenido.</text:p>
      <text:p text:style-name="Text_20_body"><text:span text:style-name="Strong_20_Emphasis">9. Cambios en los términos</text:span></text:p>
      <text:p text:style-name="Text_20_body">Nos reservamos el derecho de modificar estos Términos en cualquier momento. Te notificaremos sobre cualquier cambio publicando los nuevos Términos en nuestro sitio web. Tu uso continuado del sitio web después de dichos cambios constituye tu aceptación de los nuevos Términos.</text:p>
      <text:p text:style-name="Text_20_body"><text:span text:style-name="Strong_20_Emphasis">10. Ley aplicable</text:span></text:p>
      <text:p text:style-name="Text_20_body">Estos Términos se regirán e interpretarán de acuerdo con las leyes del país en el que operamos, sin tener en cuenta sus disposiciones sobre conflictos de leyes.</text:p>
      <text:p text:style-name="Text_20_body"><text:span text:style-name="Strong_20_Emphasis">11. Contacto</text:span></text:p>
      <text:p text:style-name="Text_20_body">Si tienes alguna pregunta o inquietud sobre estos Términos, no dudes en contactarnos:</text:p>
      <text:p text:style-name="Text_20_body">Caracabra Cafetería<text:line-break/>Calle Tranquila 123, Barrio Sereno, Ciudad<text:line-break/>Teléfono: +123 456 7890<text:line-break/>Correo electrónico: info@caracabra.com</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dor</meta:initial-creator>
    <meta:creation-date>2022-11-11T06:15:49.658385555</meta:creation-date>
    <meta:generator>LibreOffice/7.3.7.2$Linux_X86_64 LibreOffice_project/30$Build-2</meta:generator>
    <dc:date>2024-07-10T10:43:42.863278748</dc:date>
    <dc:creator>Salvador</dc:creator>
    <meta:editing-duration>PT32S</meta:editing-duration>
    <meta:editing-cycles>1</meta:editing-cycles>
    <meta:document-statistic meta:table-count="0" meta:image-count="0" meta:object-count="0" meta:page-count="2" meta:paragraph-count="33" meta:word-count="733" meta:character-count="4727" meta:non-whitespace-character-count="4040"/>
  </office:meta>
</office:document-meta>
</file>